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537d0" officeooo:paragraph-rsid="001537d0"/>
    </style:style>
    <style:style style:name="P2" style:family="paragraph" style:parent-style-name="Standard">
      <style:text-properties officeooo:rsid="00183fb4" officeooo:paragraph-rsid="00183fb4"/>
    </style:style>
    <style:style style:name="P3" style:family="paragraph" style:parent-style-name="Standard">
      <style:text-properties officeooo:rsid="0018a0d9" officeooo:paragraph-rsid="0018a0d9"/>
    </style:style>
    <style:style style:name="T1" style:family="text">
      <style:text-properties officeooo:rsid="00173290"/>
    </style:style>
    <style:style style:name="T2" style:family="text">
      <style:text-properties officeooo:rsid="00183fb4"/>
    </style:style>
    <style:style style:name="T3" style:family="text">
      <style:text-properties officeooo:rsid="00186f4a"/>
    </style:style>
    <style:style style:name="T4" style:family="text">
      <style:text-properties officeooo:rsid="0018a0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haltsangabe Caretta Caretta </text:p>
      <text:p text:style-name="P1"/>
      <text:p text:style-name="P1">In dem Entwicklungsroman Caretta Caretta, geschrieben von Paul Hochgatter, veröffentlicht vom Rowohlt Taschenbuch Verlag in der vierten Auflage in dem Jahr 2008, geht es um Dominik, der seinem Onkel und Isabella in der Türkei die Schildkröte Caretta Caretta sucht.</text:p>
      <text:p text:style-name="P1"/>
      <text:p text:style-name="P1">Dominiks <text:span text:style-name="T2">wird beim Schwarzfahren in der Bahn erwischt und verletzt dabei den Schaffner, er schlägt sich dann mit einem Moped und per Anhalter wieder in sein Zuhause eine WG in Wien zurück.</text:span> In dieser leb<text:span text:style-name="T2">t</text:span> <text:span text:style-name="T1">er mit </text:span><text:span text:style-name="T2">ein paar anderen Jugendlichen und ihren Betreuern</text:span><text:span text:style-name="T1">. Jedes Monat, kann er sein Geld vom Jugendamt abhohlen, doch er verdient sich sein Geld noch auf eine andere Weise, nämlich </text:span><text:span text:style-name="T2">also Strichjunge.</text:span><text:span text:style-name="T1"> Er besitzt auch einen Revolver und eine Alu-Baseballkeule, </text:span><text:span text:style-name="T2">mit der Christoph gleich einmal den Neuen Homer fast erschlägt. Die neue Mitbewohnerin Isabella, blättert fast die ganze Zeit in ihrem Schildkrötenbuch. Sie ist eher ruig und mischt sich nicht viel ein. </text:span></text:p>
      <text:p text:style-name="P2">Eines Tages bekommt Dominik einen Anruf von seinem Onkel, der schwer Krebskrank ist und <text:span text:style-name="T3">seine letzten Tage in der Türkei verbringen will. Dort soll auch Isabellas Lieblingsschildkröte leben. Daraufhin fragt Dominik seinen Onkel Kossitzky, ob sie mitkommen darf. Er stimmt zu, bittet seinen Neffen jedoch im viel Schmerzmittel zu besorgen. Da Dominik ohnehin viel Bekannte in dieser Szene hat, fällt das nicht schwer. So beginnen sie ihre Reise. Mit dem Flugzeug geht es in die Türkei und dort leben sie auf einem Boot. Sie Schorcheln viel und als sie dann endlich zu dem Schildkrötenstrand kommen, müssen sie feststellen, dass dieser geschlossen ist. Kossitzky geht es zunehmend schlechter. Dominik </text:span><text:span text:style-name="T4">findet beim Schnorcheln einen Schildkrötenpanzer und bringt ihn an die Oberfläche. Isabella meint es sei einer von caretta caretta. Als sie zurück aufs Boot kommen ist Domiks Onkel verstorben. Sie legen ihn in den Panzer und begraben ihn. </text:span></text:p>
      <text:p text:style-name="P2"/>
      <text:p text:style-name="P3">Meiner Meinung nach war das Buch nicht sonderlich gut, da die Handlung teils unlogisch war, speziell das Ende. Außerdem war die Handlung so langweilig, dass man keinen Ansporn hatte das Buch zu lese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de" fo:country="DE"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de" fo:country="DE"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1T19:03:57.196336366</meta:creation-date>
    <dc:date>2021-11-21T19:52:47.761440527</dc:date>
    <meta:editing-duration>PT6M20S</meta:editing-duration>
    <meta:editing-cycles>1</meta:editing-cycles>
    <meta:document-statistic meta:table-count="0" meta:image-count="0" meta:object-count="0" meta:page-count="1" meta:paragraph-count="5" meta:word-count="328" meta:character-count="2097" meta:non-whitespace-character-count="1771"/>
    <meta:generator>LibreOffice/7.1.6.2.0$Linux_X86_64 LibreOffice_project/10$Build-2</meta:generator>
  </office:meta>
</office:document-meta>
</file>